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148cm" fo:min-width="6.612cm"/>
    </style:style>
    <style:style style:name="gr2" style:family="graphic" style:parent-style-name="standard">
      <style:graphic-properties svg:stroke-color="#b2b2b2" draw:fill-color="#999999" draw:textarea-horizontal-align="justify" draw:textarea-vertical-align="middle" draw:auto-grow-height="false" fo:min-height="2.29cm" fo:min-width="1.024cm"/>
    </style:style>
    <style:style style:name="gr3" style:family="graphic" style:parent-style-name="standard">
      <style:graphic-properties draw:fill-color="#fff5ce" draw:textarea-horizontal-align="justify" draw:textarea-vertical-align="middle" draw:auto-grow-height="false" fo:min-height="7.37cm" fo:min-width="4.834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6.354cm" fo:min-width="1.786cm"/>
    </style:style>
    <style:style style:name="gr6" style:family="graphic" style:parent-style-name="standard">
      <style:graphic-properties svg:stroke-color="#ff8000" draw:fill-color="#ff4000" draw:textarea-horizontal-align="justify" draw:textarea-vertical-align="middle" draw:auto-grow-height="false" fo:min-height="2.544cm" fo:min-width="1.786cm"/>
      <style:paragraph-properties style:writing-mode="lr-tb"/>
    </style:style>
    <style:style style:name="gr7" style:family="graphic" style:parent-style-name="standard">
      <style:graphic-properties svg:stroke-color="#ff8000" draw:fill-color="#ffff00" draw:textarea-horizontal-align="justify" draw:textarea-vertical-align="middle" draw:auto-grow-height="false" fo:min-height="1.782cm" fo:min-width="1.532cm"/>
      <style:paragraph-properties style:writing-mode="lr-tb"/>
    </style:style>
    <style:style style:name="gr8" style:family="graphic" style:parent-style-name="standard">
      <style:graphic-properties svg:stroke-color="#5983b0" draw:fill-color="#b3cac7" draw:textarea-horizontal-align="justify" draw:textarea-vertical-align="middle" draw:auto-grow-height="false" fo:min-height="1.274cm" fo:min-width="1.786cm"/>
      <style:paragraph-properties style:writing-mode="lr-tb"/>
    </style:style>
    <style:style style:name="gr9" style:family="graphic" style:parent-style-name="standard">
      <style:graphic-properties svg:stroke-color="#bf819e" draw:fill-color="#bf819e" draw:textarea-horizontal-align="justify" draw:textarea-vertical-align="middle" draw:auto-grow-height="false" fo:min-height="1.274cm" fo:min-width="1.786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343cm" fo:min-width="0cm" draw:shadow="hidden"/>
      <style:paragraph-properties style:writing-mode="lr-tb"/>
    </style:style>
    <style:style style:name="gr12" style:family="graphic" style:parent-style-name="standard">
      <style:graphic-properties svg:stroke-color="#00a933" draw:fill-color="#00a933" draw:opacity="100%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5.084cm" fo:min-width="11.946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036cm" fo:min-width="7.628cm"/>
      <style:paragraph-properties style:writing-mode="lr-tb"/>
    </style:style>
    <style:style style:name="gr18" style:family="graphic" style:parent-style-name="standard">
      <style:graphic-properties draw:fill-color="#468a1a" draw:textarea-horizontal-align="justify" draw:textarea-vertical-align="middle" draw:auto-grow-height="false" fo:min-height="7.116cm" fo:min-width="3.056cm"/>
      <style:paragraph-properties style:writing-mode="lr-tb"/>
    </style:style>
    <style:style style:name="gr1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1" style:family="graphic" style:parent-style-name="standard">
      <style:graphic-properties draw:fill-color="#ffbf00" draw:textarea-horizontal-align="justify" draw:textarea-vertical-align="middle" draw:auto-grow-height="false" fo:min-height="7.624cm" fo:min-width="8.13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24" style:family="graphic" style:parent-style-name="standard">
      <style:graphic-properties draw:fill-color="#ffdbb6" draw:textarea-horizontal-align="justify" draw:textarea-vertical-align="middle" draw:auto-grow-height="false" fo:min-height="7.37cm" fo:min-width="4.554cm"/>
      <style:paragraph-properties style:writing-mode="lr-tb"/>
    </style:style>
    <style:style style:name="gr25" style:family="graphic" style:parent-style-name="standard">
      <style:graphic-properties draw:fill-color="#afd095" draw:textarea-horizontal-align="justify" draw:textarea-vertical-align="middle" draw:auto-grow-height="false" fo:min-height="7.672cm" fo:min-width="8.898cm"/>
      <style:paragraph-properties style:writing-mode="lr-tb"/>
    </style:style>
    <style:style style:name="gr26" style:family="graphic" style:parent-style-name="standard">
      <style:graphic-properties draw:fill-color="#ff6d6d" draw:textarea-horizontal-align="justify" draw:textarea-vertical-align="middle" draw:auto-grow-height="false" fo:min-height="1.528cm" fo:min-width="3.81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7.624cm" fo:min-width="3.564cm"/>
      <style:paragraph-properties style:writing-mode="lr-tb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1.02cm" fo:min-width="2.548cm"/>
      <style:paragraph-properties style:writing-mode="lr-tb"/>
    </style:style>
    <style:style style:name="gr29" style:family="graphic" style:parent-style-name="standard" style:list-style-name="L1">
      <style:graphic-properties draw:fill-color="#ffbf00" draw:textarea-horizontal-align="justify" draw:textarea-vertical-align="middle" draw:auto-grow-height="false" fo:min-height="3.56cm" fo:min-width="5.088cm"/>
      <style:paragraph-properties style:writing-mode="lr-tb"/>
    </style:style>
    <style:style style:name="gr30" style:family="graphic" style:parent-style-name="standard">
      <style:graphic-properties draw:fill-color="#666666" draw:textarea-horizontal-align="justify" draw:textarea-vertical-align="middle" draw:auto-grow-height="false" fo:min-height="4.068cm" fo:min-width="4.072cm"/>
      <style:paragraph-properties style:writing-mode="lr-tb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4.322cm" fo:min-width="3.818cm"/>
      <style:paragraph-properties style:writing-mode="lr-tb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2.036cm" fo:min-width="2.802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4.633cm"/>
      <style:paragraph-properties style:writing-mode="lr-tb"/>
    </style:style>
    <style:style style:name="pr4" style:family="presentation" style:parent-style-name="Default-title">
      <style:graphic-properties fo:min-height="2.032cm"/>
      <style:paragraph-properties style:writing-mode="lr-tb"/>
    </style:style>
    <style:style style:name="co1" style:family="table-column">
      <style:table-column-properties style:column-width="2.207cm" style:use-optimal-column-width="false"/>
    </style:style>
    <style:style style:name="co2" style:family="table-column">
      <style:table-column-properties style:column-width="2.031cm" style:use-optimal-column-width="false"/>
    </style:style>
    <style:style style:name="co3" style:family="table-column">
      <style:table-column-properties style:column-width="2.029cm" style:use-optimal-column-width="false"/>
    </style:style>
    <style:style style:name="ro1" style:family="table-row">
      <style:table-row-properties style:row-height="1.016cm" style:use-optimal-row-height="false"/>
    </style:style>
    <style:style style:name="ro2" style:family="table-row">
      <style:table-row-properties style:row-height="1.338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fff5c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4000"/>
      <style:paragraph-properties fo:text-align="center" style:writing-mode="lr-tb"/>
    </style:style>
    <style:style style:name="P7" style:family="paragraph">
      <loext:graphic-properties draw:fill-color="#ffff00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b3cac7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bf819e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Malgun Gothic" fo:font-size="14pt" style:font-size-asian="14pt" style:font-size-complex="14pt"/>
    </style:style>
    <style:style style:name="P13" style:family="paragraph">
      <loext:graphic-properties draw:fill-color="#00a933" draw:opacity="100%"/>
      <style:paragraph-properties fo:text-align="center" style:writing-mode="lr-tb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-color="#b4c7dc"/>
      <style:paragraph-properties fo:text-align="center" style:writing-mode="lr-tb"/>
      <style:text-properties fo:font-size="18pt"/>
    </style:style>
    <style:style style:name="P19" style:family="paragraph">
      <loext:graphic-properties draw:fill-color="#468a1a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1" style:family="paragraph">
      <loext:graphic-properties draw:fill-color="#ffbf00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-color="#ffdbb6"/>
      <style:paragraph-properties fo:text-align="center" style:writing-mode="lr-tb"/>
    </style:style>
    <style:style style:name="P25" style:family="paragraph">
      <loext:graphic-properties draw:fill-color="#afd095"/>
      <style:paragraph-properties fo:text-align="center" style:writing-mode="lr-tb"/>
    </style:style>
    <style:style style:name="P26" style:family="paragraph">
      <loext:graphic-properties draw:fill-color="#ff6d6d"/>
      <style:paragraph-properties fo:text-align="center" style:writing-mode="lr-tb"/>
    </style:style>
    <style:style style:name="P27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loext:graphic-properties draw:fill-color="#666666"/>
      <style:paragraph-properties fo:text-align="center" style:writing-mode="lr-tb"/>
    </style:style>
    <style:style style:name="P29" style:family="paragraph">
      <loext:graphic-properties draw:fill-color="#dddddd"/>
      <style:paragraph-properties fo:text-align="center" style:writing-mode="lr-tb"/>
    </style:style>
    <style:style style:name="P30" style:family="paragraph">
      <loext:graphic-properties draw:fill-color="#729fcf"/>
      <style:paragraph-properties fo:text-align="center" style:writing-mode="lr-tb"/>
    </style:style>
    <style:style style:name="P31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Malgun Gothic" fo:font-size="12pt" style:font-size-asian="12pt" style:font-size-complex="12pt"/>
    </style:style>
    <style:style style:name="T3" style:family="text">
      <style:text-properties style:font-name="Malgun Gothic" fo:font-size="14pt" style:font-size-asian="14pt" style:font-size-complex="14pt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7.112cm" svg:height="9.398cm" svg:x="0.508cm" svg:y="7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2.54cm" svg:x="5.288cm" svg:y="15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9.398cm" svg:x="10.168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9.398cm" svg:x="20.066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34cm" svg:height="7.62cm" svg:x="11.084cm" svg:y="8.8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11.935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286cm" svg:height="6.604cm" svg:x="12.608cm" svg:y="9.3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15.402cm" svg:y="10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286cm" svg:height="2.794cm" svg:x="24.184cm" svg:y="9.636cm">
          <text:p text:style-name="P5">C4D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032cm" svg:height="2.032cm" svg:x="20.928cm" svg:y="10.96cm">
          <text:p text:style-name="P5">G.F.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286cm" svg:height="1.524cm" svg:x="24.158cm" svg:y="12.535cm">
          <text:p text:style-name="P8"><text:span text:style-name="T1">ADC</text:span></text:p>
          <text:p text:style-name="P8"><text:span text:style-name="T1">ADS1115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286cm" svg:height="1.524cm" svg:x="24.23cm" svg:y="14.162cm">
          <text:p text:style-name="P8"><text:span text:style-name="T1">DAC</text:span></text:p>
          <text:p text:style-name="P8"><text:span text:style-name="T1">MCP4725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6.002cm" svg:y1="10.591cm" svg:x2="17.526cm" svg:y2="10.591cm">
          <text:p/>
        </draw:line>
        <draw:frame draw:style-name="gr11" draw:text-style-name="P12" draw:layer="layout" svg:width="2.332cm" svg:height="1.593cm" svg:x="17.48cm" svg:y="9.791cm">
          <draw:text-box>
            <text:p><text:span text:style-name="T2">Eletrodos </text:span></text:p>
            <text:p><text:span text:style-name="T2">E1 e E2</text:span><text:span text:style-name="T3"> </text:span></text:p>
          </draw:text-box>
        </draw:frame>
        <draw:custom-shape draw:style-name="gr12" draw:text-style-name="P13" draw:layer="layout" svg:width="3.81cm" svg:height="0.762cm" svg:x="21.744cm" svg:y="8.228cm">
          <text:p text:style-name="P5">Con. Fonte</text:p>
          <draw:enhanced-geometry svg:viewBox="0 0 21600 21600" draw:type="rectangle" draw:enhanced-path="M 0 0 L 21600 0 21600 21600 0 21600 0 0 Z N"/>
        </draw:custom-shape>
        <draw:frame presentation:style-name="pr1" draw:text-style-name="P14" draw:layer="layout" svg:width="25.199cm" svg:height="3.506cm" svg:x="1.825cm" svg:y="1.085cm" presentation:class="title" presentation:user-transformed="true">
          <draw:text-box>
            <text:p>Open C4D Shield</text:p>
          </draw:text-box>
        </draw:frame>
        <draw:frame draw:style-name="gr13" draw:text-style-name="P15" draw:layer="layout" svg:width="2.794cm" svg:height="0.962cm" svg:x="2.362cm" svg:y="18.742cm">
          <draw:text-box>
            <text:p>Arduino</text:p>
          </draw:text-box>
        </draw:frame>
        <draw:frame draw:style-name="gr13" draw:text-style-name="P15" draw:layer="layout" svg:width="4.826cm" svg:height="0.962cm" svg:x="11.414cm" svg:y="18.542cm">
          <draw:text-box>
            <text:p>Parte de cima</text:p>
          </draw:text-box>
        </draw:frame>
        <draw:frame draw:style-name="gr13" draw:text-style-name="P15" draw:layer="layout" svg:width="4.826cm" svg:height="0.962cm" svg:x="21.082cm" svg:y="18.542cm">
          <draw:text-box>
            <text:p>Parte de baixo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DAC</text:p>
          </draw:text-box>
        </draw:frame>
        <draw:custom-shape draw:style-name="gr15" draw:text-style-name="P18" draw:layer="layout" svg:width="12.446cm" svg:height="5.334cm" svg:x="7.874cm" svg:y="7.112cm">
          <text:p text:style-name="P17"><text:span text:style-name="T4">MCP4725 (I2C)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4.038cm" svg:y1="12.448cm" svg:x2="14.038cm" svg:y2="15.056cm">
          <text:p/>
        </draw:line>
        <draw:custom-shape draw:style-name="gr17" draw:text-style-name="P5" draw:layer="layout" svg:width="8.128cm" svg:height="2.286cm" svg:x="9.996cm" svg:y="14.988cm">
          <text:p text:style-name="P5">Microcontrolador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3.556cm" svg:height="7.366cm" svg:x="1.216cm" svg:y="5.842cm">
          <text:p text:style-name="P5">Fonte 5V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7.842cm" svg:y1="9.652cm" svg:x2="4.772cm" svg:y2="9.652cm">
          <text:p/>
        </draw:line>
        <draw:line draw:style-name="gr19" draw:text-style-name="P11" draw:layer="layout" svg:x1="20.32cm" svg:y1="10.16cm" svg:x2="23.368cm" svg:y2="10.16cm">
          <text:p/>
        </draw:line>
        <draw:frame draw:style-name="gr20" draw:text-style-name="P20" draw:layer="layout" svg:width="3.556cm" svg:height="1.195cm" svg:x="23.876cm" svg:y="9.652cm">
          <draw:text-box>
            <text:p><text:span text:style-name="T5">C4D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4" draw:layer="layout" svg:width="25.199cm" svg:height="3.506cm" svg:x="1.224cm" svg:y="0.485cm" presentation:class="title" presentation:user-transformed="true">
          <draw:text-box>
            <text:p>Gerador de funções</text:p>
          </draw:text-box>
        </draw:frame>
        <draw:custom-shape draw:style-name="gr21" draw:text-style-name="P21" draw:layer="layout" svg:width="8.636cm" svg:height="7.874cm" svg:x="7.642cm" svg:y="5.774cm">
          <text:p text:style-name="P5"><text:s text:c="2"/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1.938cm" svg:y1="13.648cm" svg:x2="11.938cm" svg:y2="16.256cm">
          <text:p/>
        </draw:line>
        <draw:custom-shape draw:style-name="gr17" draw:text-style-name="P5" draw:layer="layout" svg:width="8.128cm" svg:height="2.286cm" svg:x="7.896cm" svg:y="16.188cm">
          <text:p text:style-name="P5">Microcontrolador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3.556cm" svg:height="7.366cm" svg:x="1.016cm" svg:y="5.842cm">
          <text:p text:style-name="P5">Fonte 5V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7.642cm" svg:y1="9.652cm" svg:x2="4.572cm" svg:y2="9.652cm">
          <text:p/>
        </draw:line>
        <draw:line draw:style-name="gr16" draw:text-style-name="P11" draw:layer="layout" svg:x1="16.278cm" svg:y1="9.906cm" svg:x2="21.844cm" svg:y2="9.906cm">
          <text:p/>
        </draw:line>
        <draw:frame draw:style-name="gr22" draw:text-style-name="P15" draw:layer="layout" svg:width="5.588cm" svg:height="1.27cm" svg:x="16.626cm" svg:y="10.322cm">
          <draw:text-box>
            <text:p>Sinal 0 – 40 MHz</text:p>
          </draw:text-box>
        </draw:frame>
        <draw:custom-shape draw:style-name="gr23" draw:text-style-name="P5" draw:layer="layout" svg:width="5.08cm" svg:height="1.27cm" svg:x="9.598cm" svg:y="9.16cm">
          <text:p text:style-name="P22">SI5351 (I2C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14" draw:layer="layout" svg:width="25.199cm" svg:height="4.633cm" svg:x="1.4cm" svg:y="0.274cm" presentation:class="title" presentation:user-transformed="true">
          <draw:text-box>
            <text:p>C4D e conversor Analogico <text:s/>Digital</text:p>
          </draw:text-box>
        </draw:frame>
        <draw:frame draw:style-name="standard" draw:layer="layout" svg:width="11.034cm" svg:height="1.514cm" svg:x="2.872cm" svg:y="15.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6">+12</text:span></text:p>
              </table:table-cell>
              <table:table-cell>
                <text:p><text:span text:style-name="T6">+5</text:span></text:p>
              </table:table-cell>
              <table:table-cell table:style-name="ce1">
                <text:p><text:span text:style-name="T1">GND</text:span></text:p>
              </table:table-cell>
              <table:table-cell>
                <text:p><text:span text:style-name="T6">-12</text:span></text:p>
              </table:table-cell>
              <table:table-cell>
                <text:p><text:span text:style-name="T6">DAC ou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4" draw:text-style-name="P24" draw:layer="layout" svg:width="5.054cm" svg:height="7.62cm" svg:x="19.584cm" svg:y="6.604cm">
          <text:p text:style-name="P5">ADC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9.398cm" svg:height="7.922cm" svg:x="3.526cm" svg:y="6.604cm">
          <text:p text:style-name="P5">Módulo C4D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2.924cm" svg:y1="10.922cm" svg:x2="14.224cm" svg:y2="10.922cm">
          <text:p/>
        </draw:line>
        <draw:line draw:style-name="gr16" draw:text-style-name="P11" draw:layer="layout" svg:x1="21.974cm" svg:y1="14.478cm" svg:x2="21.974cm" svg:y2="15.61cm">
          <text:p/>
        </draw:line>
        <draw:line draw:style-name="gr10" draw:text-style-name="P11" draw:layer="layout" svg:x1="8.382cm" svg:y1="14.526cm" svg:x2="8.382cm" svg:y2="15.61cm">
          <text:p/>
        </draw:line>
        <draw:custom-shape draw:style-name="gr26" draw:text-style-name="P26" draw:layer="layout" svg:width="4.318cm" svg:height="1.778cm" svg:x="19.966cm" svg:y="11.784cm">
          <text:p text:style-name="P5">ADS1115(I2C)</text:p>
          <draw:enhanced-geometry svg:viewBox="0 0 21600 21600" draw:type="rectangle" draw:enhanced-path="M 0 0 L 21600 0 21600 21600 0 21600 0 0 Z N"/>
        </draw:custom-shape>
        <draw:frame draw:style-name="standard" draw:layer="layout" svg:width="10.152cm" svg:height="1.337cm" svg:x="16.894cm" svg:y="15.73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gray3">
              <table:table-cell>
                <text:p><text:span text:style-name="T6">SDA</text:span></text:p>
              </table:table-cell>
              <table:table-cell>
                <text:p><text:span text:style-name="T6">SCL</text:span></text:p>
              </table:table-cell>
              <table:table-cell>
                <text:p>ADR</text:p>
              </table:table-cell>
              <table:table-cell>
                <text:p>GND</text:p>
              </table:table-cell>
              <table:table-cell>
                <text:p>VCC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7" draw:text-style-name="P1" draw:layer="layout" svg:width="4.064cm" svg:height="7.874cm" svg:x="14.224cm" svg:y="6.604cm">
          <text:p text:style-name="P1">Amp op</text:p>
          <text:p text:style-name="P1">Seguidor de</text:p>
          <text:p text:style-name="P1">Tensão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3.048cm" svg:height="1.27cm" svg:x="14.732cm" svg:y="11.992cm">
          <text:p text:style-name="P1">OPA192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8.288cm" svg:y1="10.922cm" svg:x2="19.588cm" svg:y2="10.922cm">
          <text:p/>
        </draw:line>
        <presentation:notes draw:style-name="dp2">
          <draw:page-thumbnail draw:style-name="gr14" draw:layer="layout" svg:width="18.624cm" svg:height="10.476cm" svg:x="1.482cm" svg:y="2.123cm" draw:page-number="4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Fonte</text:p>
          </draw:text-box>
        </draw:frame>
        <draw:custom-shape draw:style-name="gr29" draw:text-style-name="P27" draw:layer="layout" svg:width="5.588cm" svg:height="3.81cm" svg:x="2.356cm" svg:y="9.858cm">
          <text:p text:style-name="P22">Transformador</text:p>
          <text:p text:style-name="P22">220/+12-12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4.572cm" svg:height="4.318cm" svg:x="8.452cm" svg:y="9.604cm">
          <text:p text:style-name="P5">Ponte</text:p>
          <text:p text:style-name="P5">Retificadora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318cm" svg:height="4.572cm" svg:x="13.532cm" svg:y="9.35cm">
          <text:p text:style-name="P5">Capacitores</text:p>
          <text:p text:style-name="P5">25V 1000uF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302cm" svg:height="2.286cm" svg:x="18.258cm" svg:y="9.404cm">
          <text:p text:style-name="P5">7812/7912</text:p>
          <draw:enhanced-geometry svg:viewBox="0 0 21600 21600" draw:type="rectangle" draw:enhanced-path="M 0 0 L 21600 0 21600 21600 0 21600 0 0 Z N"/>
        </draw:custom-shape>
        <draw:frame presentation:style-name="pr4" draw:text-style-name="P31" draw:layer="layout" svg:width="25.199cm" svg:height="2.032cm" svg:x="1.217cm" svg:y="6.764cm" presentation:class="title" presentation:user-transformed="true">
          <draw:text-box>
            <text:p><text:span text:style-name="T5">Fonte para Gerador de função, MCU e C4D</text:span></text:p>
          </draw:text-box>
        </draw:frame>
        <draw:custom-shape draw:style-name="gr32" draw:text-style-name="P30" draw:layer="layout" svg:width="3.302cm" svg:height="2.286cm" svg:x="18.258cm" svg:y="11.69cm">
          <text:p text:style-name="P5">7805/7905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318cm" svg:height="4.572cm" svg:x="21.968cm" svg:y="9.35cm">
          <text:p text:style-name="P5">Capacitores</text:p>
          <text:p text:style-name="P5">16V 47uF</text:p>
          <text:p text:style-name="P5">9v 47uF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5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4.2$Windows_X86_64 LibreOffice_project/3d775be2011f3886db32dfd395a6a6d1ca2630ff</meta:generator>
    <dc:date>2021-02-28T23:58:15.311000000</dc:date>
    <meta:editing-duration>P2DT18H58M45S</meta:editing-duration>
    <meta:editing-cycles>20</meta:editing-cycles>
    <meta:document-statistic meta:object-count="87"/>
  </office:meta>
</office:document-meta>
</file>